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4b16e" officeooo:paragraph-rsid="0004b16e"/>
    </style:style>
    <style:style style:name="P2" style:family="paragraph" style:parent-style-name="Standard">
      <style:text-properties fo:language="de" fo:country="DE" fo:font-weight="bold" officeooo:rsid="000511ba" officeooo:paragraph-rsid="000511ba" style:font-weight-asian="bold" style:font-weight-complex="bold"/>
    </style:style>
    <style:style style:name="P3" style:family="paragraph" style:parent-style-name="Standard">
      <style:text-properties fo:language="de" fo:country="DE" fo:font-weight="bold" officeooo:rsid="0004b16e" officeooo:paragraph-rsid="0004b16e" style:font-weight-asian="bold" style:font-weight-complex="bold"/>
    </style:style>
    <style:style style:name="P4" style:family="paragraph" style:parent-style-name="Standard">
      <style:text-properties fo:language="de" fo:country="DE" fo:font-weight="normal" officeooo:rsid="000511ba" officeooo:paragraph-rsid="000511ba" style:font-weight-asian="normal" style:font-weight-complex="normal"/>
    </style:style>
    <style:style style:name="P5" style:family="paragraph" style:parent-style-name="Standard">
      <style:text-properties fo:language="de" fo:country="DE" fo:font-weight="normal" officeooo:rsid="000511ba" officeooo:paragraph-rsid="000511b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c4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SA-Schlüsselgeneration</text:p>
      <text:p text:style-name="P1"/>
      <text:p text:style-name="P1">Um eine Nachricht mit dem RSA-Verfahren zu verschlüsseln braucht man einen privaten und einen öffentlichen Schlüssel. Dieser wird generell in <text:span text:style-name="T3">5 </text:span>Schritten erzeugt.</text:p>
      <text:p text:style-name="P1"/>
      <text:p text:style-name="P2">Schritt 1 – p und q</text:p>
      <text:p text:style-name="P4">Wähle zwei zufällige möglichst große Primzahlen aus. Diese nennen wir <text:span text:style-name="T1">p</text:span> und <text:span text:style-name="T1">q</text:span></text:p>
      <text:p text:style-name="P4"/>
      <text:p text:style-name="P2">Schritt 2 – N</text:p>
      <text:p text:style-name="P2"><text:span text:style-name="T2">Nun ermittlen wir die zahl </text:span>N<text:span text:style-name="T2"> indem wir </text:span>p<text:span text:style-name="T2"> mit </text:span>q<text:span text:style-name="T2"> multiplizieren.</text:span></text:p>
      <text:p text:style-name="P4"/>
      <text:p text:style-name="P2">Schritt 3 – r</text:p>
      <text:p text:style-name="P2"><text:span text:style-name="T2">Als nächstes wird nun </text:span>r<text:span text:style-name="T2"> mit ermittelt indem </text:span>p<text:span text:style-name="T2"> und </text:span>q<text:span text:style-name="T2"> jeweils mit 1 subtrahiert werden und danach multipliziert werden.</text:span></text:p>
      <text:p text:style-name="P4"/>
      <text:p text:style-name="P2">Schritt 4 – e</text:p>
      <text:p text:style-name="P2"><text:span text:style-name="T2">Wähle eine zufällige Zahl </text:span>e<text:span text:style-name="T2"> die keinen gemeinsamen Teiler mit </text:span>r<text:span text:style-name="T2"> hat.</text:span></text:p>
      <text:p text:style-name="P4"/>
      <text:p text:style-name="P2">Schritt 5 – d</text:p>
      <text:p text:style-name="P2"><text:span text:style-name="T2">Als letzes wird die Zahl d mit dieser Formel ermittlelt: </text:span>d<text:span text:style-name="T2"> = (</text:span>e<text:span text:style-name="T2">*</text:span>d<text:span text:style-name="T2"> mod </text:span>r<text:span text:style-name="T2"> = 1)</text:span></text:p>
      <text:p text:style-name="P4"/>
      <text:p text:style-name="P4">Nun haben wir alle nötigen Komponenten um unsere privaten und öffentlichen Schlüssel zu erstellen.</text:p>
      <text:p text:style-name="P4"/>
      <text:p text:style-name="P4">Diese sehen wie folgt aus:</text:p>
      <text:p text:style-name="P4"/>
      <text:p text:style-name="P2"><text:span text:style-name="T2">(</text:span>e<text:span text:style-name="T2">, </text:span>N<text:span text:style-name="T2">) = öffentlicher Schlüssel</text:span></text:p>
      <text:p text:style-name="P2"><text:span text:style-name="T2">(</text:span>d<text:span text:style-name="T2">, </text:span>N<text:span text:style-name="T2">) = privater Schlüsse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20:50:45.663769216</meta:creation-date>
    <dc:date>2021-11-18T21:27:43.188570584</dc:date>
    <meta:editing-duration>PT3M2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44" meta:character-count="838" meta:non-whitespace-character-count="705"/>
  </office:meta>
</office:document-meta>
</file>